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39F7000006C9C972F889.svm"/>
  <manifest:file-entry manifest:media-type="" manifest:full-path="Pictures/20000007000055BF00001060926B5B23.svm"/>
  <manifest:file-entry manifest:media-type="" manifest:full-path="Pictures/200000070000401500000959464A1A59.svm"/>
  <manifest:file-entry manifest:media-type="" manifest:full-path="Pictures/20000007000054D60000100B0D9888FD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2.113cm" svg:y="4.09cm" svg:width="16.404cm" svg:height="2.394cm" draw:z-index="0">
        <draw:image xlink:href="Pictures/200000070000401500000959464A1A59.svm" xlink:type="simple" xlink:show="embed" xlink:actuate="onLoad"/>
      </draw:frame>
      <draw:frame draw:style-name="fr2" draw:name="graphics3" text:anchor-type="page" text:anchor-page-number="1" svg:x="2.208cm" svg:y="8.176cm" svg:width="14.84cm" svg:height="1.737cm" draw:z-index="1">
        <draw:image xlink:href="Pictures/20000007000039F7000006C9C972F889.svm" xlink:type="simple" xlink:show="embed" xlink:actuate="onLoad"/>
      </draw:frame>
      <draw:frame draw:style-name="fr2" draw:name="graphics4" text:anchor-type="page" text:anchor-page-number="1" svg:x="2.08cm" svg:y="14.631cm" svg:width="17cm" svg:height="3.246cm" draw:z-index="2">
        <draw:image xlink:href="Pictures/20000007000055BF00001060926B5B23.svm" xlink:type="simple" xlink:show="embed" xlink:actuate="onLoad"/>
      </draw:frame>
      <draw:frame draw:style-name="fr2" draw:name="graphics5" text:anchor-type="page" text:anchor-page-number="1" svg:x="2.159cm" svg:y="20.098cm" svg:width="17cm" svg:height="3.214cm" draw:z-index="3">
        <draw:image xlink:href="Pictures/20000007000054D60000100B0D9888FD.svm" xlink:type="simple" xlink:show="embed" xlink:actuate="onLoad"/>
      </draw:frame>
      <text:p text:style-name="Standard">First bug: variable name of parameter is cosst instead of cost (or, argument <text:s/>for new ServiceCharge(serviceType, cost) should be cosst)</text:p>
      <text:p text:style-name="Standard"/>
      <text:p text:style-name="Standard"/>
      <text:p text:style-name="Standard"/>
      <text:p text:style-name="Standard"/>
      <text:p text:style-name="Standard">After: Changes parameter to cost</text:p>
      <text:p text:style-name="Standard"/>
      <text:p text:style-name="Standard"/>
      <text:p text:style-name="Standard"/>
      <text:p text:style-name="Standard"/>
      <text:p text:style-name="Standard"/>
      <text:p text:style-name="Standard">Second bug: remove method missing before</text:p>
      <text:p text:style-name="Standard"/>
      <text:p text:style-name="Standard"/>
      <text:p text:style-name="Standard"/>
      <text:p text:style-name="Standard"/>
      <text:p text:style-name="Standard"/>
      <text:p text:style-name="Standard">After: Added the line to remove the booking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 s</meta:initial-creator>
    <meta:creation-date>2018-10-05T14:55:26.71</meta:creation-date>
    <dc:date>2018-10-05T15:46:58.08</dc:date>
    <dc:creator>sa s</dc:creator>
    <meta:editing-duration>PT13M48S</meta:editing-duration>
    <meta:editing-cycles>5</meta:editing-cycles>
    <meta:generator>OpenOffice/4.1.1$Win32 OpenOffice.org_project/411m6$Build-9775</meta:generator>
    <meta:document-statistic meta:table-count="0" meta:image-count="4" meta:object-count="0" meta:page-count="1" meta:paragraph-count="4" meta:word-count="39" meta:character-count="250"/>
  </office:meta>
</office:document-meta>
</file>